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Tiempos" table:style-name="ta1">
        <table:shapes>
          <draw:frame draw:z-index="0" draw:style-name="gr1" svg:width="7.7724in" svg:height="4.3772in" svg:x="4.5421in" svg:y="0.0421in">
            <draw:object draw:notify-on-update-of-ranges="Tiempos.B2:Tiempos.B5 Tiempos.C1:Tiempos.C1 Tiempos.C2:Tiempos.C5 Tiempos.D1:Tiempos.D1 Tiempos.D2:Tiempos.D5 Tiempos.E1:Tiempos.E1 Tiempos.E2:Tiempos.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7724in" svg:height="4.3772in" svg:x="4.5307in" svg:y="4.6016in">
            <draw:object draw:notify-on-update-of-ranges="Tiempos.B8:Tiempos.B11 Tiempos.C7:Tiempos.C7 Tiempos.C8:Tiempos.C11 Tiempos.D7:Tiempos.D7 Tiempos.D8:Tiempos.D11 Tiempos.E7:Tiempos.E7 Tiempos.E8:Tiempos.E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7.7724in" svg:height="4.3772in" svg:x="4.4445in" svg:y="9.285in">
            <draw:object draw:notify-on-update-of-ranges="Tiempos.B57:Tiempos.B60 Tiempos.C56:Tiempos.C56 Tiempos.C57:Tiempos.C60 Tiempos.D56:Tiempos.D56 Tiempos.D57:Tiempos.D60 Tiempos.E56:Tiempos.E56 Tiempos.E57:Tiempos.E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7724in" svg:height="4.3772in" svg:x="4.4445in" svg:y="13.674in">
            <draw:object draw:notify-on-update-of-ranges="Tiempos.B63:Tiempos.B66 Tiempos.C62:Tiempos.C62 Tiempos.C63:Tiempos.C66 Tiempos.D62:Tiempos.D62 Tiempos.D63:Tiempos.D66 Tiempos.E62:Tiempos.E62 Tiempos.E63:Tiempos.E6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ong lines</text:p>
          </table:table-cell>
          <table:table-cell table:style-name="ce1" office:value-type="string">
            <text:p>Tamaño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Invertido</text:p>
          </table:table-cell>
          <table:table-cell table:style-name="ce1" office:value-type="string">
            <text:p>Ordenado</text:p>
          </table:table-cell>
        </table:table-row>
        <table:table-row table:style-name="ro1">
          <table:table-cell office:value-type="string">
            <text:p>Stooges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389">
            <text:p>0.0389</text:p>
          </table:table-cell>
          <table:table-cell table:style-name="ce2" office:value-type="float" office:value="0.0393">
            <text:p>0.0393</text:p>
          </table:table-cell>
          <table:table-cell table:style-name="ce2" office:value-type="float" office:value="0.0361">
            <text:p>0.0361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0.0939">
            <text:p>0.0939</text:p>
          </table:table-cell>
          <table:table-cell table:style-name="ce2" office:value-type="float" office:value="0.0968">
            <text:p>0.0968</text:p>
          </table:table-cell>
          <table:table-cell table:style-name="ce2" office:value-type="float" office:value="0.0967">
            <text:p>0.0967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0.4739">
            <text:p>0.4739</text:p>
          </table:table-cell>
          <table:table-cell table:style-name="ce2" office:value-type="float" office:value="0.4928">
            <text:p>0.4928</text:p>
          </table:table-cell>
          <table:table-cell table:style-name="ce2" office:value-type="float" office:value="0.495">
            <text:p>0.495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3.3594">
            <text:p>3.3594</text:p>
          </table:table-cell>
          <table:table-cell table:style-name="ce2" office:value-type="float" office:value="3.9091">
            <text:p>3.9091</text:p>
          </table:table-cell>
          <table:table-cell table:style-name="ce2" office:value-type="float" office:value="3.5619">
            <text:p>3.5619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hort lines</text:p>
          </table:table-cell>
          <table:table-cell table:style-name="ce1" office:value-type="string">
            <text:p>Tamaño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Invertido</text:p>
          </table:table-cell>
          <table:table-cell table:style-name="ce1" office:value-type="string">
            <text:p>Ordenado</text:p>
          </table:table-cell>
        </table:table-row>
        <table:table-row table:style-name="ro1">
          <table:table-cell office:value-type="string">
            <text:p>Stooges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369">
            <text:p>0.0369</text:p>
          </table:table-cell>
          <table:table-cell table:style-name="ce2" office:value-type="float" office:value="0.0389">
            <text:p>0.0389</text:p>
          </table:table-cell>
          <table:table-cell table:style-name="ce2" office:value-type="float" office:value="0.0397">
            <text:p>0.0397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0.3694">
            <text:p>0.3694</text:p>
          </table:table-cell>
          <table:table-cell table:style-name="ce2" office:value-type="float" office:value="0.3682">
            <text:p>0.3682</text:p>
          </table:table-cell>
          <table:table-cell table:style-name="ce2" office:value-type="float" office:value="0.3738">
            <text:p>0.3738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3.3992">
            <text:p>3.3992</text:p>
          </table:table-cell>
          <table:table-cell table:style-name="ce2" office:value-type="float" office:value="3.4489">
            <text:p>3.4489</text:p>
          </table:table-cell>
          <table:table-cell table:style-name="ce2" office:value-type="float" office:value="3.4817">
            <text:p>3.4817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8.8903">
            <text:p>8.8903</text:p>
          </table:table-cell>
          <table:table-cell table:style-name="ce2" office:value-type="float" office:value="10.1408">
            <text:p>10.1408</text:p>
          </table:table-cell>
          <table:table-cell table:style-name="ce2" office:value-type="float" office:value="9.2951">
            <text:p>9.2951</text:p>
          </table:table-cell>
        </table:table-row>
        <table:table-row table:style-name="ro2" table:number-rows-repeated="44">
          <table:table-cell table:number-columns-repeated="5"/>
        </table:table-row>
        <table:table-row table:style-name="ro1">
          <table:table-cell office:value-type="string">
            <text:p>Long lines</text:p>
          </table:table-cell>
          <table:table-cell table:style-name="ce1" office:value-type="string">
            <text:p>Tamaño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Invertido</text:p>
          </table:table-cell>
          <table:table-cell table:style-name="ce1" office:value-type="string">
            <text:p>Ordenado</text:p>
          </table:table-cell>
        </table:table-row>
        <table:table-row table:style-name="ro1">
          <table:table-cell office:value-type="string">
            <text:p>Quicks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334">
            <text:p>0.0334</text:p>
          </table:table-cell>
          <table:table-cell table:style-name="ce2" office:value-type="float" office:value="0.0346">
            <text:p>0.0346</text:p>
          </table:table-cell>
          <table:table-cell table:style-name="ce2" office:value-type="float" office:value="0.0334">
            <text:p>0.0334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0.0559">
            <text:p>0.0559</text:p>
          </table:table-cell>
          <table:table-cell table:style-name="ce2" office:value-type="float" office:value="0.0544">
            <text:p>0.0544</text:p>
          </table:table-cell>
          <table:table-cell table:style-name="ce2" office:value-type="float" office:value="0.0536">
            <text:p>0.0536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.082">
            <text:p>0.082</text:p>
          </table:table-cell>
          <table:table-cell table:style-name="ce2" office:value-type="float" office:value="0.0808">
            <text:p>0.0808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0.1294">
            <text:p>0.1294</text:p>
          </table:table-cell>
          <table:table-cell table:style-name="ce2" office:value-type="float" office:value="0.1306">
            <text:p>0.1306</text:p>
          </table:table-cell>
          <table:table-cell table:style-name="ce2" office:value-type="float" office:value="0.1298">
            <text:p>0.1298</text:p>
          </table:table-cell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Short lines</text:p>
          </table:table-cell>
          <table:table-cell table:style-name="ce1" office:value-type="string">
            <text:p>Tamaño</text:p>
          </table:table-cell>
          <table:table-cell table:style-name="ce1" office:value-type="string">
            <text:p>Random</text:p>
          </table:table-cell>
          <table:table-cell table:style-name="ce1" office:value-type="string">
            <text:p>Invertido</text:p>
          </table:table-cell>
          <table:table-cell table:style-name="ce1" office:value-type="string">
            <text:p>Ordenado</text:p>
          </table:table-cell>
        </table:table-row>
        <table:table-row table:style-name="ro1">
          <table:table-cell office:value-type="string">
            <text:p>Quicksor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.033">
            <text:p>0.033</text:p>
          </table:table-cell>
          <table:table-cell table:style-name="ce2" office:value-type="float" office:value="0.0346">
            <text:p>0.0346</text:p>
          </table:table-cell>
          <table:table-cell table:style-name="ce2" office:value-type="float" office:value="0.0342">
            <text:p>0.0342</text:p>
          </table:table-cell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2" office:value-type="float" office:value="0.0612">
            <text:p>0.0612</text:p>
          </table:table-cell>
          <table:table-cell table:style-name="ce2" office:value-type="float" office:value="0.0583">
            <text:p>0.0583</text:p>
          </table:table-cell>
          <table:table-cell table:style-name="ce2" office:value-type="float" office:value="0.0642">
            <text:p>0.0642</text:p>
          </table:table-cell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2" office:value-type="float" office:value="0.0876">
            <text:p>0.0876</text:p>
          </table:table-cell>
          <table:table-cell table:style-name="ce2" office:value-type="float" office:value="0.0887">
            <text:p>0.0887</text:p>
          </table:table-cell>
          <table:table-cell table:style-name="ce2" office:value-type="float" office:value="0.0836">
            <text:p>0.0836</text:p>
          </table:table-cell>
        </table:table-row>
        <table:table-row table:style-name="ro2"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0.1395">
            <text:p>0.1395</text:p>
          </table:table-cell>
          <table:table-cell table:style-name="ce2" office:value-type="float" office:value="0.1357">
            <text:p>0.1357</text:p>
          </table:table-cell>
          <table:table-cell table:style-name="ce2" office:value-type="float" office:value="0.1387">
            <text:p>0.1387</text:p>
          </table:table-cell>
        </table:table-row>
        <table:table-row table:style-name="ro2" table:number-rows-repeated="104850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Arana</meta:initial-creator>
    <meta:creation-date>2012-09-17T00:09:31</meta:creation-date>
    <meta:generator>LibreOffice/3.5$Linux_x86 LibreOffice_project/350m1$Build-2</meta:generator>
    <dc:date>2012-09-19T01:30:49</dc:date>
    <dc:creator>Andrés Arana</dc:creator>
    <meta:editing-duration>PT46M25S</meta:editing-duration>
    <meta:editing-cycles>8</meta:editing-cycles>
    <meta:document-statistic meta:table-count="1" meta:cell-count="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716cm" svg:y="0.358cm" chart:style-name="ch2">
          <text:p>Stoogesort</text:p>
        </chart:title>
        <chart:subtitle svg:x="8.637cm" svg:y="1.359cm" chart:style-name="ch3">
          <text:p>Lineas cortas</text:p>
        </chart:subtitle>
        <chart:legend chart:legend-position="end" svg:x="16.917cm" svg:y="4.762cm" style:legend-expansion="high" chart:style-name="ch4"/>
        <chart:plot-area chart:style-name="ch5" table:cell-range-address="Tiempos.B7:Tiempos.E11" chart:data-source-has-labels="both" svg:x="1.405cm" svg:y="2.486cm" svg:width="14.724cm" svg:height="7.43cm">
          <chartooo:coordinate-region svg:x="2.026cm" svg:y="2.685cm" svg:width="13.916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8:Tiempos.B11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8:Tiempos.C11" chart:label-cell-address="Tiempos.C7:Tiempos.C7" chart:class="chart:line">
            <chart:data-point chart:repeated="4"/>
          </chart:series>
          <chart:series chart:style-name="ch11" chart:values-cell-range-address="Tiempos.D8:Tiempos.D11" chart:label-cell-address="Tiempos.D7:Tiempos.D7" chart:class="chart:line">
            <chart:data-point chart:repeated="4"/>
          </chart:series>
          <chart:series chart:style-name="ch12" chart:values-cell-range-address="Tiempos.E8:Tiempos.E11" chart:label-cell-address="Tiempos.E7:Tiempos.E7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7:Tiempos.C7</svg:desc>
                </draw:g>
              </table:table-cell>
              <table:table-cell office:value-type="string">
                <text:p>Invertido</text:p>
                <draw:g>
                  <svg:desc>Tiempos.D7:Tiempos.D7</svg:desc>
                </draw:g>
              </table:table-cell>
              <table:table-cell office:value-type="string">
                <text:p>Ordenado</text:p>
                <draw:g>
                  <svg:desc>Tiempos.E7:Tiempos.E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8:Tiempos.B11</svg:desc>
                </draw:g>
              </table:table-cell>
              <table:table-cell office:value-type="float" office:value="0.0369">
                <text:p>0.0369</text:p>
                <draw:g>
                  <svg:desc>Tiempos.C8:Tiempos.C11</svg:desc>
                </draw:g>
              </table:table-cell>
              <table:table-cell office:value-type="float" office:value="0.0389">
                <text:p>0.0389</text:p>
                <draw:g>
                  <svg:desc>Tiempos.D8:Tiempos.D11</svg:desc>
                </draw:g>
              </table:table-cell>
              <table:table-cell office:value-type="float" office:value="0.0397">
                <text:p>0.0397</text:p>
                <draw:g>
                  <svg:desc>Tiempos.E8:Tiempos.E11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694">
                <text:p>0.3694</text:p>
              </table:table-cell>
              <table:table-cell office:value-type="float" office:value="0.3682">
                <text:p>0.3682</text:p>
              </table:table-cell>
              <table:table-cell office:value-type="float" office:value="0.3738">
                <text:p>0.3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3992">
                <text:p>3.3992</text:p>
              </table:table-cell>
              <table:table-cell office:value-type="float" office:value="3.4489">
                <text:p>3.4489</text:p>
              </table:table-cell>
              <table:table-cell office:value-type="float" office:value="3.4817">
                <text:p>3.48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8903">
                <text:p>8.8903</text:p>
              </table:table-cell>
              <table:table-cell office:value-type="float" office:value="10.1408">
                <text:p>10.1408</text:p>
              </table:table-cell>
              <table:table-cell office:value-type="float" office:value="9.2951">
                <text:p>9.2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716cm" svg:y="0.358cm" chart:style-name="ch2">
          <text:p>Stoogesort</text:p>
        </chart:title>
        <chart:subtitle svg:x="8.65cm" svg:y="1.359cm" chart:style-name="ch3">
          <text:p>Lineas largas</text:p>
        </chart:subtitle>
        <chart:legend chart:legend-position="end" svg:x="16.917cm" svg:y="4.762cm" style:legend-expansion="high" chart:style-name="ch4"/>
        <chart:plot-area chart:style-name="ch5" table:cell-range-address="Tiempos.B1:Tiempos.E5" chart:data-source-has-labels="both" svg:x="1.405cm" svg:y="2.486cm" svg:width="14.724cm" svg:height="7.43cm">
          <chartooo:coordinate-region svg:x="2.132cm" svg:y="2.685cm" svg:width="13.81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2:Tiempos.B5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2:Tiempos.C5" chart:label-cell-address="Tiempos.C1:Tiempos.C1" chart:class="chart:line">
            <chart:data-point chart:repeated="4"/>
          </chart:series>
          <chart:series chart:style-name="ch11" chart:values-cell-range-address="Tiempos.D2:Tiempos.D5" chart:label-cell-address="Tiempos.D1:Tiempos.D1" chart:class="chart:line">
            <chart:data-point chart:repeated="4"/>
          </chart:series>
          <chart:series chart:style-name="ch12" chart:values-cell-range-address="Tiempos.E2:Tiempos.E5" chart:label-cell-address="Tiempos.E1:Tiempos.E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1:Tiempos.C1</svg:desc>
                </draw:g>
              </table:table-cell>
              <table:table-cell office:value-type="string">
                <text:p>Invertido</text:p>
                <draw:g>
                  <svg:desc>Tiempos.D1:Tiempos.D1</svg:desc>
                </draw:g>
              </table:table-cell>
              <table:table-cell office:value-type="string">
                <text:p>Ordenado</text:p>
                <draw:g>
                  <svg:desc>Tiempos.E1:Tiempos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2:Tiempos.B5</svg:desc>
                </draw:g>
              </table:table-cell>
              <table:table-cell office:value-type="float" office:value="0.0389">
                <text:p>0.0389</text:p>
                <draw:g>
                  <svg:desc>Tiempos.C2:Tiempos.C5</svg:desc>
                </draw:g>
              </table:table-cell>
              <table:table-cell office:value-type="float" office:value="0.0393">
                <text:p>0.0393</text:p>
                <draw:g>
                  <svg:desc>Tiempos.D2:Tiempos.D5</svg:desc>
                </draw:g>
              </table:table-cell>
              <table:table-cell office:value-type="float" office:value="0.0361">
                <text:p>0.0361</text:p>
                <draw:g>
                  <svg:desc>Tiempos.E2:Tiempos.E5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9">
                <text:p>0.0939</text:p>
              </table:table-cell>
              <table:table-cell office:value-type="float" office:value="0.0968">
                <text:p>0.0968</text:p>
              </table:table-cell>
              <table:table-cell office:value-type="float" office:value="0.0967">
                <text:p>0.09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739">
                <text:p>0.4739</text:p>
              </table:table-cell>
              <table:table-cell office:value-type="float" office:value="0.4928">
                <text:p>0.4928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3594">
                <text:p>3.3594</text:p>
              </table:table-cell>
              <table:table-cell office:value-type="float" office:value="3.9091">
                <text:p>3.9091</text:p>
              </table:table-cell>
              <table:table-cell office:value-type="float" office:value="3.5619">
                <text:p>3.5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822cm" svg:y="0.358cm" chart:style-name="ch2">
          <text:p>Quicksort</text:p>
        </chart:title>
        <chart:subtitle svg:x="8.65cm" svg:y="1.359cm" chart:style-name="ch3">
          <text:p>Lineas largas</text:p>
        </chart:subtitle>
        <chart:legend chart:legend-position="end" svg:x="16.917cm" svg:y="4.762cm" style:legend-expansion="high" chart:style-name="ch4"/>
        <chart:plot-area chart:style-name="ch5" table:cell-range-address="Tiempos.B56:Tiempos.E60" chart:data-source-has-labels="both" svg:x="1.405cm" svg:y="2.486cm" svg:width="14.724cm" svg:height="7.43cm">
          <chartooo:coordinate-region svg:x="2.317cm" svg:y="2.685cm" svg:width="13.625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57:Tiempos.B60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57:Tiempos.C60" chart:label-cell-address="Tiempos.C56:Tiempos.C56" chart:class="chart:line">
            <chart:data-point chart:repeated="4"/>
          </chart:series>
          <chart:series chart:style-name="ch11" chart:values-cell-range-address="Tiempos.D57:Tiempos.D60" chart:label-cell-address="Tiempos.D56:Tiempos.D56" chart:class="chart:line">
            <chart:data-point chart:repeated="4"/>
          </chart:series>
          <chart:series chart:style-name="ch12" chart:values-cell-range-address="Tiempos.E57:Tiempos.E60" chart:label-cell-address="Tiempos.E56:Tiempos.E5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56:Tiempos.C56</svg:desc>
                </draw:g>
              </table:table-cell>
              <table:table-cell office:value-type="string">
                <text:p>Invertido</text:p>
                <draw:g>
                  <svg:desc>Tiempos.D56:Tiempos.D56</svg:desc>
                </draw:g>
              </table:table-cell>
              <table:table-cell office:value-type="string">
                <text:p>Ordenado</text:p>
                <draw:g>
                  <svg:desc>Tiempos.E56:Tiempos.E5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57:Tiempos.B60</svg:desc>
                </draw:g>
              </table:table-cell>
              <table:table-cell office:value-type="float" office:value="0.0334">
                <text:p>0.0334</text:p>
                <draw:g>
                  <svg:desc>Tiempos.C57:Tiempos.C60</svg:desc>
                </draw:g>
              </table:table-cell>
              <table:table-cell office:value-type="float" office:value="0.0346">
                <text:p>0.0346</text:p>
                <draw:g>
                  <svg:desc>Tiempos.D57:Tiempos.D60</svg:desc>
                </draw:g>
              </table:table-cell>
              <table:table-cell office:value-type="float" office:value="0.0334">
                <text:p>0.0334</text:p>
                <draw:g>
                  <svg:desc>Tiempos.E57:Tiempos.E6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59">
                <text:p>0.0559</text:p>
              </table:table-cell>
              <table:table-cell office:value-type="float" office:value="0.0544">
                <text:p>0.0544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2">
                <text:p>0.082</text:p>
              </table:table-cell>
              <table:table-cell office:value-type="float" office:value="0.082">
                <text:p>0.082</text:p>
              </table:table-cell>
              <table:table-cell office:value-type="float" office:value="0.0808">
                <text:p>0.08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294">
                <text:p>0.1294</text:p>
              </table:table-cell>
              <table:table-cell office:value-type="float" office:value="0.1306">
                <text:p>0.1306</text:p>
              </table:table-cell>
              <table:table-cell office:value-type="float" office:value="0.1298">
                <text:p>0.1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3cm" svg:height="11.119cm" xlink:href=".." xlink:type="simple" chart:class="chart:line" chart:style-name="ch1">
        <chart:title svg:x="8.822cm" svg:y="0.358cm" chart:style-name="ch2">
          <text:p>Quicksort</text:p>
        </chart:title>
        <chart:subtitle svg:x="8.637cm" svg:y="1.359cm" chart:style-name="ch3">
          <text:p>Lineas cortas</text:p>
        </chart:subtitle>
        <chart:legend chart:legend-position="end" svg:x="16.917cm" svg:y="4.762cm" style:legend-expansion="high" chart:style-name="ch4"/>
        <chart:plot-area chart:style-name="ch5" table:cell-range-address="Tiempos.B62:Tiempos.E66" chart:data-source-has-labels="both" svg:x="1.405cm" svg:y="2.486cm" svg:width="14.724cm" svg:height="7.43cm">
          <chartooo:coordinate-region svg:x="2.317cm" svg:y="2.685cm" svg:width="13.625cm" svg:height="6.584cm"/>
          <chart:axis chart:dimension="x" chart:name="primary-x" chart:style-name="ch6" chartooo:axis-type="auto">
            <chartooo:date-scale/>
            <chart:title svg:x="7.77cm" svg:y="10.138cm" chart:style-name="ch7">
              <text:p>Tamaño (Kb)</text:p>
            </chart:title>
            <chart:categories table:cell-range-address="Tiempos.B63:Tiempos.B66"/>
            <chart:grid chart:style-name="ch8" chart:class="major"/>
          </chart:axis>
          <chart:axis chart:dimension="y" chart:name="primary-y" chart:style-name="ch6">
            <chart:title svg:x="0.451cm" svg:y="7.026cm" chart:style-name="ch9">
              <text:p>Tiempo (s)</text:p>
            </chart:title>
            <chart:grid chart:style-name="ch8" chart:class="major"/>
          </chart:axis>
          <chart:series chart:style-name="ch10" chart:values-cell-range-address="Tiempos.C63:Tiempos.C66" chart:label-cell-address="Tiempos.C62:Tiempos.C62" chart:class="chart:line">
            <chart:data-point chart:repeated="4"/>
          </chart:series>
          <chart:series chart:style-name="ch11" chart:values-cell-range-address="Tiempos.D63:Tiempos.D66" chart:label-cell-address="Tiempos.D62:Tiempos.D62" chart:class="chart:line">
            <chart:data-point chart:repeated="4"/>
          </chart:series>
          <chart:series chart:style-name="ch12" chart:values-cell-range-address="Tiempos.E63:Tiempos.E66" chart:label-cell-address="Tiempos.E62:Tiempos.E6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Tiempos.C62:Tiempos.C62</svg:desc>
                </draw:g>
              </table:table-cell>
              <table:table-cell office:value-type="string">
                <text:p>Invertido</text:p>
                <draw:g>
                  <svg:desc>Tiempos.D62:Tiempos.D62</svg:desc>
                </draw:g>
              </table:table-cell>
              <table:table-cell office:value-type="string">
                <text:p>Ordenado</text:p>
                <draw:g>
                  <svg:desc>Tiempos.E62:Tiempos.E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empos.B63:Tiempos.B66</svg:desc>
                </draw:g>
              </table:table-cell>
              <table:table-cell office:value-type="float" office:value="0.033">
                <text:p>0.033</text:p>
                <draw:g>
                  <svg:desc>Tiempos.C63:Tiempos.C66</svg:desc>
                </draw:g>
              </table:table-cell>
              <table:table-cell office:value-type="float" office:value="0.0346">
                <text:p>0.0346</text:p>
                <draw:g>
                  <svg:desc>Tiempos.D63:Tiempos.D66</svg:desc>
                </draw:g>
              </table:table-cell>
              <table:table-cell office:value-type="float" office:value="0.0342">
                <text:p>0.0342</text:p>
                <draw:g>
                  <svg:desc>Tiempos.E63:Tiempos.E66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12">
                <text:p>0.0612</text:p>
              </table:table-cell>
              <table:table-cell office:value-type="float" office:value="0.0583">
                <text:p>0.0583</text:p>
              </table:table-cell>
              <table:table-cell office:value-type="float" office:value="0.0642">
                <text:p>0.06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876">
                <text:p>0.0876</text:p>
              </table:table-cell>
              <table:table-cell office:value-type="float" office:value="0.0887">
                <text:p>0.0887</text:p>
              </table:table-cell>
              <table:table-cell office:value-type="float" office:value="0.0836">
                <text:p>0.08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95">
                <text:p>0.1395</text:p>
              </table:table-cell>
              <table:table-cell office:value-type="float" office:value="0.1357">
                <text:p>0.1357</text:p>
              </table:table-cell>
              <table:table-cell office:value-type="float" office:value="0.1387">
                <text:p>0.13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